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egrito" svg:font-family="'Arial Negrito'" style:font-family-generic="swiss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Helvetica" svg:font-family="Helvetica" style:font-family-generic="swiss" style:font-pitch="variable"/>
    <style:font-face style:name="Helvetica Neue" svg:font-family="'Helvetica Neue', Helvetica, Roboto, Arial, sans-serif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T Extra" svg:font-family="'MT Extra'" style:font-family-generic="roman" style:font-pitch="variable" style:font-charset="x-symbol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Parágrafo" style:master-page-name="Standard">
      <style:paragraph-properties fo:margin-right="0cm" fo:text-align="center" style:justify-single-word="false" fo:text-indent="0cm" style:auto-text-indent="false" style:page-number="0"/>
      <style:text-properties style:font-name="Times New Roman"/>
    </style:style>
    <style:style style:name="P2" style:family="paragraph" style:parent-style-name="Standard">
      <style:paragraph-properties fo:margin-right="0cm" fo:text-align="center" style:justify-single-word="false" fo:text-indent="0cm" style:auto-text-indent="false"/>
      <style:text-properties style:font-name="Times New Roman"/>
    </style:style>
    <style:style style:name="P3" style:family="paragraph" style:parent-style-name="Standard">
      <style:paragraph-properties fo:margin-right="0cm" fo:text-align="center" style:justify-single-word="false" fo:text-indent="0cm" style:auto-text-indent="false"/>
      <style:text-properties style:font-name="Times New Roman" fo:font-weight="bold" style:font-weight-asian="bold" style:font-name-complex="Arial" style:font-size-complex="12pt"/>
    </style:style>
    <style:style style:name="P4" style:family="paragraph" style:parent-style-name="Standard">
      <style:paragraph-properties fo:margin-right="0cm" fo:text-align="center" style:justify-single-word="false" fo:text-indent="0cm" style:auto-text-indent="false"/>
      <style:text-properties style:font-name="Times New Roman" officeooo:rsid="000db42f" officeooo:paragraph-rsid="000db42f"/>
    </style:style>
    <style:style style:name="P5" style:family="paragraph" style:parent-style-name="Standard">
      <style:paragraph-properties fo:margin-right="0cm" fo:text-align="center" style:justify-single-word="false" fo:text-indent="0cm" style:auto-text-indent="false"/>
      <style:text-properties style:font-name="Times New Roman" fo:font-weight="bold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margin-right="0cm" fo:text-align="center" style:justify-single-word="false" fo:text-indent="0cm" style:auto-text-indent="false"/>
      <style:text-properties style:font-name="Times New Roman" style:text-underline-style="solid" style:text-underline-width="auto" style:text-underline-color="font-color" fo:font-weight="bold" style:font-weight-asian="bold" style:font-name-complex="Arial" style:font-size-complex="12pt"/>
    </style:style>
    <style:style style:name="P7" style:family="paragraph" style:parent-style-name="Standard">
      <style:paragraph-properties fo:margin-right="0cm" fo:text-align="center" style:justify-single-word="false" fo:text-indent="0cm" style:auto-text-indent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Arial" style:font-size-complex="12pt"/>
    </style:style>
    <style:style style:name="P8" style:family="paragraph" style:parent-style-name="Standard">
      <style:paragraph-properties fo:margin-right="0cm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Arial" style:font-size-complex="12pt"/>
    </style:style>
    <style:style style:name="P9" style:family="paragraph" style:parent-style-name="PPGEC_3a__20_linha_20_em_20_branco">
      <style:paragraph-properties fo:margin-right="0cm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Arial" style:font-size-complex="12pt"/>
    </style:style>
    <style:style style:name="P10" style:family="paragraph" style:parent-style-name="PPGEC_3a__20_linha_20_em_20_branco">
      <style:paragraph-properties fo:margin-right="0cm" fo:text-align="center" style:justify-single-word="false" fo:text-indent="0cm" style:auto-text-indent="false"/>
      <style:text-properties style:font-name="Times New Roman" fo:font-weight="bold" style:font-weight-asian="bold" style:font-name-complex="Arial" style:font-size-complex="12pt"/>
    </style:style>
    <style:style style:name="P11" style:family="paragraph" style:parent-style-name="PPGEC_3a__20_linha_20_em_20_branco">
      <style:paragraph-properties fo:margin-right="0cm" fo:text-indent="0cm" style:auto-text-indent="false"/>
      <style:text-properties style:font-name="Times New Roman" fo:font-weight="bold" style:font-weight-asian="bold" style:font-name-complex="Arial" style:font-size-complex="12pt"/>
    </style:style>
    <style:style style:name="P12" style:family="paragraph" style:parent-style-name="Standard">
      <style:paragraph-properties fo:margin-right="0cm" fo:text-align="center" style:justify-single-word="false" fo:text-indent="0cm" style:auto-text-indent="false"/>
      <style:text-properties style:font-name="Times New Roman" fo:font-weight="bold" style:font-weight-asian="bold"/>
    </style:style>
    <style:style style:name="P13" style:family="paragraph" style:parent-style-name="Standard" style:list-style-name="" style:master-page-name="Converter_20_1">
      <style:paragraph-properties fo:margin-right="0cm" fo:text-align="center" style:justify-single-word="false" fo:text-indent="0cm" style:auto-text-indent="false" style:page-number="auto"/>
      <style:text-properties style:font-name="Times New Roman" fo:font-weight="bold" style:font-weight-asian="bold" style:font-name-complex="Arial" style:font-size-complex="12pt"/>
    </style:style>
    <style:style style:name="P14" style:family="paragraph" style:parent-style-name="Standard" style:list-style-name="">
      <style:paragraph-properties fo:margin-right="0cm" fo:text-align="center" style:justify-single-word="false" fo:text-indent="0cm" style:auto-text-indent="false"/>
      <style:text-properties style:font-name="Times New Roman" style:font-name-complex="Arial" style:font-size-complex="12pt"/>
    </style:style>
    <style:style style:name="P15" style:family="paragraph" style:parent-style-name="Standard">
      <style:paragraph-properties fo:margin-right="0cm" fo:text-indent="0cm" style:auto-text-indent="false"/>
      <style:text-properties style:font-name="Times New Roman" fo:font-weight="bold" style:font-weight-asian="bold" style:font-name-complex="Arial" style:font-size-complex="12pt"/>
    </style:style>
    <style:style style:name="P16" style:family="paragraph" style:parent-style-name="Standard">
      <style:paragraph-properties fo:margin-right="0cm" fo:text-align="center" style:justify-single-word="false" fo:text-indent="0cm" style:auto-text-indent="false"/>
      <style:text-properties style:font-name="Times New Roman" style:font-name-complex="Arial" style:font-size-complex="12pt"/>
    </style:style>
    <style:style style:name="P17" style:family="paragraph" style:parent-style-name="Standard">
      <style:paragraph-properties fo:margin-right="0cm" fo:text-align="center" style:justify-single-word="false" fo:text-indent="0cm" style:auto-text-indent="false"/>
      <style:text-properties style:font-name="Times New Roman" fo:font-weight="bold" officeooo:rsid="000db42f" officeooo:paragraph-rsid="000db42f" style:font-weight-asian="bold" style:font-weight-complex="bold"/>
    </style:style>
    <style:style style:name="P18" style:family="paragraph" style:parent-style-name="Standard">
      <style:paragraph-properties fo:margin-left="8.001cm" fo:margin-right="0cm" fo:line-height="100%" fo:text-indent="0cm" style:auto-text-indent="false"/>
      <style:text-properties style:font-name="Times New Roman"/>
    </style:style>
    <style:style style:name="P19" style:family="paragraph" style:parent-style-name="Standard">
      <style:paragraph-properties fo:margin-right="0cm" fo:text-indent="0cm" style:auto-text-indent="false"/>
      <style:text-properties style:font-name="Times New Roman" style:text-underline-style="solid" style:text-underline-width="auto" style:text-underline-color="font-color" fo:font-weight="bold" style:font-weight-asian="bold" style:font-name-complex="Arial" style:font-size-complex="12pt"/>
    </style:style>
    <style:style style:name="P20" style:family="paragraph" style:parent-style-name="Standard" style:master-page-name="Converter_20_2">
      <style:paragraph-properties fo:margin-right="0cm" fo:margin-top="0cm" fo:margin-bottom="0.635cm" style:contextual-spacing="false" fo:text-align="center" style:justify-single-word="false" fo:text-indent="0cm" style:auto-text-indent="false" style:page-number="auto"/>
      <style:text-properties style:font-name="Times New Roman"/>
    </style:style>
    <style:style style:name="P21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2" style:family="paragraph" style:parent-style-name="PPGEC_3a__20_linha_20_em_20_branco">
      <style:paragraph-properties fo:margin-right="0cm" fo:text-align="center" style:justify-single-word="false" fo:text-indent="0cm" style:auto-text-indent="false"/>
      <style:text-properties fo:text-transform="uppercase" fo:color="#ff0000" loext:opacity="100%" style:font-name="Times New Roman" fo:font-size="10pt" fo:language="none" fo:country="none" fo:font-weight="bold" style:letter-kerning="true" style:font-size-asian="10pt" style:language-asian="none" style:country-asian="none" style:font-weight-asian="bold" style:font-name-complex="Arial" style:font-size-complex="11pt"/>
    </style:style>
    <style:style style:name="P23" style:family="paragraph" style:parent-style-name="PPGEC_3a__20_linha_20_em_20_branco">
      <style:paragraph-properties fo:margin-right="0cm" fo:text-align="center" style:justify-single-word="false" fo:text-indent="0cm" style:auto-text-indent="false"/>
      <style:text-properties fo:color="#ff0000" loext:opacity="100%" style:font-name="Times New Roman" fo:font-size="10pt" fo:font-weight="bold" style:font-size-asian="10pt" style:font-weight-asian="bold" style:font-name-complex="Arial"/>
    </style:style>
    <style:style style:name="P24" style:family="paragraph" style:parent-style-name="PPGEC_3a__20_linha_20_em_20_branco">
      <style:paragraph-properties fo:margin-right="0cm" fo:text-align="center" style:justify-single-word="false" fo:text-indent="0cm" style:auto-text-indent="false"/>
      <style:text-properties style:font-name="Times New Roman" fo:font-size="10pt" fo:font-weight="normal" style:font-size-asian="10pt" style:font-weight-asian="normal" style:font-name-complex="Arial" style:font-weight-complex="normal"/>
    </style:style>
    <style:style style:name="P25" style:family="paragraph" style:parent-style-name="PPGEC_3a__20_linha_20_em_20_branco">
      <style:paragraph-properties fo:margin-right="0cm" fo:text-align="center" style:justify-single-word="false" fo:text-indent="0cm" style:auto-text-indent="false"/>
      <style:text-properties style:font-name="Times New Roman" fo:font-size="10pt" fo:font-weight="bold" style:font-size-asian="10pt" style:font-weight-asian="bold" style:font-name-complex="Arial" style:font-size-complex="12pt"/>
    </style:style>
    <style:style style:name="P26" style:family="paragraph" style:parent-style-name="Heading_20_1" style:list-style-name="WW8Num12" style:master-page-name="Converter_20_3">
      <style:paragraph-properties fo:text-align="justify" style:justify-single-word="false" style:page-number="auto"/>
      <style:text-properties style:font-name="Times New Roman" officeooo:rsid="000db42f" officeooo:paragraph-rsid="000db42f"/>
    </style:style>
    <style:style style:name="P27" style:family="paragraph" style:parent-style-name="Text_20_body">
      <style:paragraph-properties fo:margin-top="0.201cm" fo:margin-bottom="0.448cm" style:contextual-spacing="false" fo:line-height="150%"/>
    </style:style>
    <style:style style:name="P28" style:family="paragraph" style:parent-style-name="Standard">
      <style:text-properties style:font-name="Times New Roman"/>
    </style:style>
    <style:style style:name="P29" style:family="paragraph" style:parent-style-name="Standard">
      <style:paragraph-properties fo:margin-right="0cm" fo:text-indent="0cm" style:auto-text-indent="false"/>
      <style:text-properties style:font-name="Times New Roman" style:font-name-complex="Arial"/>
    </style:style>
    <style:style style:name="P30" style:family="paragraph" style:parent-style-name="Heading_20_1" style:list-style-name="WW8Num12">
      <style:paragraph-properties fo:text-align="justify" style:justify-single-word="false"/>
      <style:text-properties style:font-name="Times New Roman" officeooo:paragraph-rsid="000f1705"/>
    </style:style>
    <style:style style:name="P31" style:family="paragraph" style:parent-style-name="Standard" style:list-style-name="WW8Num12">
      <style:paragraph-properties fo:text-indent="0cm" style:auto-text-indent="false"/>
      <style:text-properties officeooo:paragraph-rsid="000db42f"/>
    </style:style>
    <style:style style:name="P32" style:family="paragraph" style:parent-style-name="Standard" style:list-style-name="L1">
      <style:paragraph-properties fo:line-height="150%" fo:text-align="justify" style:justify-single-word="false"/>
      <style:text-properties officeooo:paragraph-rsid="000f1705"/>
    </style:style>
    <style:style style:name="P33" style:family="paragraph" style:parent-style-name="Standard" style:list-style-name="L1">
      <style:paragraph-properties fo:line-height="150%" fo:text-align="justify" style:justify-single-word="false"/>
      <style:text-properties officeooo:paragraph-rsid="000ff07f"/>
    </style:style>
    <style:style style:name="P34" style:family="paragraph" style:parent-style-name="Standard">
      <style:text-properties style:font-name="Times New Roman" officeooo:rsid="000db42f" officeooo:paragraph-rsid="000db42f"/>
    </style:style>
    <style:style style:name="P35" style:family="paragraph" style:parent-style-name="Standard" style:list-style-name="WW8Num12">
      <style:text-properties style:font-name="Times New Roman" fo:font-weight="bold" officeooo:rsid="000db42f" officeooo:paragraph-rsid="000db42f" style:font-weight-asian="bold" style:font-name-complex="Arial" style:font-weight-complex="bold"/>
    </style:style>
    <style:style style:name="P36" style:family="paragraph" style:parent-style-name="Standard">
      <style:paragraph-properties fo:line-height="150%"/>
    </style:style>
    <style:style style:name="P37" style:family="paragraph" style:parent-style-name="Standard">
      <style:paragraph-properties fo:line-height="150%"/>
      <style:text-properties style:font-name="Times New Roman"/>
    </style:style>
    <style:style style:name="P38" style:family="paragraph" style:parent-style-name="Standard" style:list-style-name="L2">
      <style:paragraph-properties fo:line-height="150%"/>
    </style:style>
    <style:style style:name="P39" style:family="paragraph" style:parent-style-name="Standard" style:list-style-name="L2">
      <style:paragraph-properties fo:line-height="150%"/>
      <style:text-properties officeooo:paragraph-rsid="000ff07f"/>
    </style:style>
    <style:style style:name="P40" style:family="paragraph" style:parent-style-name="Standard" style:list-style-name="L3">
      <style:paragraph-properties fo:line-height="150%"/>
    </style:style>
    <style:style style:name="P41" style:family="paragraph" style:parent-style-name="Standard" style:list-style-name="L3">
      <style:paragraph-properties fo:line-height="150%"/>
      <style:text-properties style:font-name="Times New Roman" style:font-name-complex="Arial"/>
    </style:style>
    <style:style style:name="P42" style:family="paragraph" style:parent-style-name="Standard">
      <style:text-properties style:font-name="Times New Roman" style:font-name-complex="Arial"/>
    </style:style>
    <style:style style:name="P43" style:family="paragraph" style:parent-style-name="Heading_20_1" style:list-style-name="WW8Num12">
      <style:paragraph-properties fo:text-align="justify" style:justify-single-word="false"/>
      <style:text-properties style:font-name="Times New Roman" style:font-name-complex="Arial"/>
    </style:style>
    <style:style style:name="P44" style:family="paragraph" style:parent-style-name="Standard" style:list-style-name="L4">
      <style:paragraph-properties fo:line-height="150%"/>
      <style:text-properties style:font-name="Times New Roman" officeooo:paragraph-rsid="000ff07f"/>
    </style:style>
    <style:style style:name="P45" style:family="paragraph" style:parent-style-name="Heading_20_1" style:list-style-name="WW8Num12">
      <style:paragraph-properties fo:text-align="justify" style:justify-single-word="false"/>
      <style:text-properties style:font-name="Times New Roman" officeooo:rsid="000db42f" officeooo:paragraph-rsid="000db42f"/>
    </style:style>
    <style:style style:name="P46" style:family="paragraph" style:parent-style-name="Standard" style:list-style-name="L5">
      <style:paragraph-properties fo:line-height="150%"/>
    </style:style>
    <style:style style:name="P47" style:family="paragraph" style:parent-style-name="Standard">
      <style:paragraph-properties fo:line-height="150%"/>
      <style:text-properties style:font-name="Times New Roman" fo:font-weight="bold" style:font-weight-asian="bold" style:font-weight-complex="bold"/>
    </style:style>
    <style:style style:name="P48" style:family="paragraph" style:parent-style-name="Standard">
      <style:paragraph-properties fo:margin-left="2.54cm" fo:margin-right="0cm" fo:text-indent="0cm" style:auto-text-indent="false"/>
      <style:text-properties style:font-name="Times New Roman" fo:font-weight="bold" style:font-weight-asian="bold" style:font-weight-complex="bold"/>
    </style:style>
    <style:style style:name="P49" style:family="paragraph" style:parent-style-name="Standard">
      <style:text-properties style:font-name="Times New Roman" fo:font-weight="normal" style:font-weight-asian="normal" style:font-weight-complex="normal"/>
    </style:style>
    <style:style style:name="P50" style:family="paragraph" style:parent-style-name="Standard" style:list-style-name="L6"/>
    <style:style style:name="P51" style:family="paragraph" style:parent-style-name="Heading_20_1" style:list-style-name="WW8Num12">
      <style:paragraph-properties fo:text-align="justify" style:justify-single-word="false"/>
      <style:text-properties style:font-name="Times New Roman" officeooo:rsid="000db42f" officeooo:paragraph-rsid="000db42f" style:font-name-complex="Arial"/>
    </style:style>
    <style:style style:name="P52" style:family="paragraph" style:parent-style-name="Standard" style:list-style-name="L7"/>
    <style:style style:name="P53" style:family="paragraph" style:parent-style-name="Standard">
      <style:paragraph-properties fo:text-indent="0cm" style:auto-text-indent="false"/>
      <style:text-properties style:font-name="Times New Roman"/>
    </style:style>
    <style:style style:name="P54" style:family="paragraph" style:parent-style-name="Heading_20_1" style:list-style-name="WW8Num12">
      <style:paragraph-properties fo:text-align="justify" style:justify-single-word="false"/>
      <style:text-properties style:font-name="Times New Roman" officeooo:paragraph-rsid="000db42f"/>
    </style:style>
    <style:style style:name="P55" style:family="paragraph" style:parent-style-name="Standard">
      <style:paragraph-properties fo:text-indent="0cm" style:auto-text-indent="false"/>
    </style:style>
    <style:style style:name="P56" style:family="paragraph" style:parent-style-name="Standard" style:list-style-name="L8"/>
    <style:style style:name="P57" style:family="paragraph" style:parent-style-name="Standard">
      <style:paragraph-properties fo:text-indent="0cm" style:auto-text-indent="false"/>
      <style:text-properties style:font-name="Times New Roman" officeooo:paragraph-rsid="000db42f"/>
    </style:style>
    <style:style style:name="P58" style:family="paragraph" style:parent-style-name="Heading_20_1">
      <style:paragraph-properties fo:text-align="center" style:justify-single-word="false"/>
      <style:text-properties style:font-name="Times New Roman"/>
    </style:style>
    <style:style style:name="P59" style:family="paragraph" style:parent-style-name="Standard" style:list-style-name="WW8Num7">
      <style:paragraph-properties fo:text-align="start" style:justify-single-word="false"/>
      <style:text-properties officeooo:paragraph-rsid="000f1705"/>
    </style:style>
    <style:style style:name="P60" style:family="paragraph" style:parent-style-name="Standard" style:list-style-name="WW8Num7">
      <style:paragraph-properties fo:text-align="start" style:justify-single-word="false"/>
      <style:text-properties officeooo:paragraph-rsid="0015ea92"/>
    </style:style>
    <style:style style:name="P61" style:family="paragraph" style:parent-style-name="Standard" style:list-style-name="WW8Num7">
      <style:paragraph-properties fo:text-align="start" style:justify-single-word="false"/>
      <style:text-properties officeooo:paragraph-rsid="001493ca"/>
    </style:style>
    <style:style style:name="P62" style:family="paragraph" style:parent-style-name="Text_20_body" style:list-style-name="WW8Num7">
      <style:paragraph-properties fo:text-align="start" style:justify-single-word="false"/>
      <style:text-properties officeooo:paragraph-rsid="001493c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Arial" style:font-size-complex="12pt"/>
    </style:style>
    <style:style style:name="T3" style:family="text">
      <style:text-properties fo:font-weight="bold" officeooo:rsid="000db42f" style:font-weight-asian="bold" style:font-name-complex="Arial" style:font-size-complex="12pt"/>
    </style:style>
    <style:style style:name="T4" style:family="text">
      <style:text-properties fo:font-weight="bold" style:font-weight-asian="bold" style:font-name-complex="Arial" style:font-size-complex="12pt" style:font-weight-complex="bold"/>
    </style:style>
    <style:style style:name="T5" style:family="text">
      <style:text-properties officeooo:rsid="000db42f"/>
    </style:style>
    <style:style style:name="T6" style:family="text">
      <style:text-properties style:font-name-complex="Arial" style:font-size-complex="12pt"/>
    </style:style>
    <style:style style:name="T7" style:family="text">
      <style:text-properties style:font-name-complex="Arial"/>
    </style:style>
    <style:style style:name="T8" style:family="text">
      <style:text-properties officeooo:rsid="000db42f" style:font-name-complex="Arial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weight="normal" style:font-weight-asian="normal" style:font-weight-complex="normal"/>
    </style:style>
    <style:style style:name="T11" style:family="text">
      <style:text-properties style:font-name="Times New Roman" fo:font-weight="normal" officeooo:rsid="000db42f" style:font-weight-asian="normal" style:font-weight-complex="normal"/>
    </style:style>
    <style:style style:name="T12" style:family="text">
      <style:text-properties style:font-name="Times New Roman" officeooo:rsid="000db42f"/>
    </style:style>
    <style:style style:name="T13" style:family="text">
      <style:text-properties style:font-name="Times New Roman" officeooo:rsid="000ff07f"/>
    </style:style>
    <style:style style:name="T14" style:family="text">
      <style:text-properties style:font-name="Times New Roman" fo:font-style="normal" officeooo:rsid="000f1705" style:font-style-asian="normal" style:font-style-complex="normal"/>
    </style:style>
    <style:style style:name="T15" style:family="text">
      <style:text-properties style:font-name="Times New Roman" fo:font-style="italic" officeooo:rsid="000f1705" style:font-style-asian="italic" style:font-style-complex="italic"/>
    </style:style>
    <style:style style:name="T16" style:family="text">
      <style:text-properties style:font-name="Times New Roman" fo:font-style="italic" officeooo:rsid="000ff07f" style:font-style-asian="italic" style:font-style-complex="italic"/>
    </style:style>
    <style:style style:name="T17" style:family="text">
      <style:text-properties style:font-name="Times New Roman" officeooo:rsid="000f1705"/>
    </style:style>
    <style:style style:name="T18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font-name="Times New Roman" fo:font-weight="normal" officeooo:rsid="000ff07f" style:font-weight-asian="normal" style:font-weight-complex="normal"/>
    </style:style>
    <style:style style:name="T20" style:family="text">
      <style:text-properties style:font-name="Times New Roman" fo:font-style="italic" style:font-style-asian="italic" style:font-style-complex="italic"/>
    </style:style>
    <style:style style:name="T21" style:family="text">
      <style:text-properties officeooo:rsid="000ff07f"/>
    </style:style>
    <style:style style:name="T22" style:family="text">
      <style:text-properties style:font-name="Times New Roman" fo:font-weight="normal" officeooo:rsid="0011d896" style:font-weight-asian="normal" style:font-weight-complex="normal"/>
    </style:style>
    <style:style style:name="T23" style:family="text">
      <style:text-properties style:font-name="Times New Roman" fo:font-weight="bold" style:font-weight-asian="bold" style:font-weight-complex="bold"/>
    </style:style>
    <style:style style:name="T24" style:family="text">
      <style:text-properties style:font-name="Times New Roman" fo:font-weight="normal" officeooo:rsid="001493ca" style:font-weight-asian="normal" style:font-weight-complex="normal"/>
    </style:style>
    <style:style style:name="T25" style:family="text">
      <style:text-properties officeooo:rsid="0015ea92"/>
    </style:style>
    <style:style style:name="T26" style:family="text">
      <style:text-properties fo:font-variant="normal" fo:text-transform="none" fo:color="#222222" loext:opacity="100%" style:font-name="Times New Roman" fo:font-size="12pt" fo:letter-spacing="normal" fo:font-style="normal" fo:font-weight="normal" officeooo:rsid="000ff07f" fo:background-color="#ffffff" loext:char-shading-value="0" style:font-name-complex="Helvetica"/>
    </style:style>
    <style:style style:name="T27" style:family="text">
      <style:text-properties fo:font-variant="normal" fo:text-transform="none" fo:color="#222222" loext:opacity="100%" style:font-name="Times New Roman" fo:font-size="12pt" fo:letter-spacing="normal" fo:font-style="normal" fo:font-weight="bold" officeooo:rsid="000ff07f" fo:background-color="#ffffff" loext:char-shading-value="0" style:font-weight-asian="bold" style:font-name-complex="Helvetica" style:font-weight-complex="bold"/>
    </style:style>
    <style:style style:name="T28" style:family="text">
      <style:text-properties fo:font-variant="normal" fo:text-transform="none" fo:color="#222222" loext:opacity="100%" style:font-name="Times New Roman" fo:font-size="12pt" fo:letter-spacing="normal" fo:font-style="normal" officeooo:rsid="000ff07f" fo:background-color="#ffffff" loext:char-shading-value="0" style:font-name-complex="Helvetica"/>
    </style:style>
    <style:style style:name="T29" style:family="text">
      <style:text-properties fo:font-variant="normal" fo:text-transform="none" fo:color="#0000ff" loext:opacity="100%" style:font-name="Times New Roman" fo:font-size="12pt" fo:letter-spacing="normal" fo:font-style="normal" officeooo:rsid="000ff07f" fo:background-color="#ffffff" loext:char-shading-value="0" style:font-name-complex="Helvetica"/>
    </style:style>
    <style:style style:name="T30" style:family="text">
      <style:text-properties fo:font-variant="normal" fo:text-transform="none" fo:color="#222222" loext:opacity="100%" style:font-name="Times New Roman" fo:font-size="12pt" fo:letter-spacing="normal" fo:font-style="normal" fo:font-weight="normal" officeooo:rsid="000ff07f" fo:background-color="#ffffff" loext:char-shading-value="0" style:font-weight-asian="normal" style:font-name-complex="Helvetica" style:font-weight-complex="normal"/>
    </style:style>
    <style:style style:name="T31" style:family="text">
      <style:text-properties fo:font-variant="normal" fo:text-transform="none" fo:color="#222222" loext:opacity="100%" style:font-name="Times New Roman" fo:font-size="12pt" fo:letter-spacing="normal" fo:font-style="normal" fo:font-weight="bold" officeooo:rsid="000ff07f" fo:background-color="#ffffff" loext:char-shading-value="0" style:font-name-complex="Helvetica"/>
    </style:style>
    <style:style style:name="T32" style:family="text">
      <style:text-properties fo:font-variant="normal" fo:text-transform="none" fo:color="#222222" loext:opacity="100%" style:font-name="Times New Roman" fo:font-size="12pt" fo:letter-spacing="normal" fo:font-style="normal" fo:font-weight="normal" fo:background-color="#ffffff" loext:char-shading-value="0" style:font-name-complex="Helvetica"/>
    </style:style>
    <style:style style:name="T33" style:family="text">
      <style:text-properties fo:font-variant="normal" fo:text-transform="none" fo:color="#222222" loext:opacity="100%" style:font-name="Times New Roman" fo:font-size="12pt" fo:letter-spacing="normal" fo:font-style="normal" fo:font-weight="bold" fo:background-color="#ffffff" loext:char-shading-value="0" style:font-name-complex="Helvetica"/>
    </style:style>
    <style:style style:name="T34" style:family="text">
      <style:text-properties fo:color="#222222" loext:opacity="100%" style:font-name="Times New Roman" fo:background-color="#ffffff" loext:char-shading-value="0" style:font-name-complex="Helvetica"/>
    </style:style>
    <style:style style:name="T35" style:family="text">
      <style:text-properties fo:font-variant="normal" fo:text-transform="none" fo:color="#222222" loext:opacity="100%" style:font-name="Times New Roman" fo:font-size="12pt" fo:letter-spacing="normal" fo:font-style="normal" fo:font-weight="bold" fo:background-color="#ffffff" loext:char-shading-value="0" style:font-weight-asian="bold" style:font-name-complex="Helvetica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ENTRO UNIVERSITÁRIO FAESA</text:span><text:span text:style-name="T1"/></text:p>
      <text:p text:style-name="P2"><text:span text:style-name="T1">UNIDADE CARIACICA</text:span></text:p>
      <text:p text:style-name="P2"><text:span text:style-name="T1">CURSO DE SISTEMAS DE INFORMAÇÃO</text:span></text:p>
      <text:p text:style-name="P3"/>
      <text:p text:style-name="P3"/>
      <text:p text:style-name="P3"/>
      <text:p text:style-name="P3"/>
      <text:p text:style-name="P2"><text:span text:style-name="T2">RAISSA </text:span><text:span text:style-name="T3">DE </text:span><text:span text:style-name="T2">AZEVEDO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4">INFRAESTRUTURA DE TI</text:span></text:p>
      <text:p text:style-name="P5"/>
      <text:p text:style-name="P6"/>
      <text:p text:style-name="P7"/>
      <text:p text:style-name="P8"/>
      <text:p text:style-name="P8"/>
      <text:p text:style-name="P8"/>
      <text:p text:style-name="P9"/>
      <text:p text:style-name="P10"/>
      <text:p text:style-name="P10"/>
      <text:p text:style-name="P11"/>
      <text:p text:style-name="P12">Cariacica</text:p>
      <text:p text:style-name="P12">202<text:span text:style-name="T5">5</text:span></text:p>
      <text:h text:style-name="P13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p text:style-name="P2"><text:span text:style-name="T2">RAISSA </text:span><text:span text:style-name="T3">DE </text:span><text:span text:style-name="T2">AZEVEDO</text:span></text:p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6">INFRAESTRUTURA DE TI</text:span></text:p>
      <text:p text:style-name="P5"/>
      <text:p text:style-name="P16"/>
      <text:p text:style-name="P18"><text:span text:style-name="T7">Trabalho apresentado para a Disciplina </text:span><text:span text:style-name="T8">Infraestrutura de TI</text:span><text:span text:style-name="T7">, pelo Curso Sistemas de Informação do Centro Universitário FAESA</text:span> ministrada pelo</text:p>
      <text:p text:style-name="P18"><text:span text:style-name="T7">Prof. </text:span>Marcelo Plotegher Campinhos</text:p>
      <text:p text:style-name="P3"/>
      <text:p text:style-name="P3"/>
      <text:p text:style-name="P19"/>
      <text:p text:style-name="P6"/>
      <text:p text:style-name="P3"/>
      <text:p text:style-name="P3"/>
      <text:p text:style-name="P2">Cariacica</text:p>
      <text:p text:style-name="P2">202<text:span text:style-name="T5">5</text:span></text:p>
      <text:p text:style-name="P20"><text:span text:style-name="T1">SUM</text:span>ÁRIO</text:p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1"><text:a xlink:type="simple" xlink:href="#__RefHeading___Toc144040637" text:style-name="Index_20_Link" text:visited-style-name="Index_20_Link">1. O QUE É INFRAESTRUTURA DE TI<text:tab/>3</text:a></text:p>
          <text:p text:style-name="P21"><text:a xlink:type="simple" xlink:href="#__RefHeading___Toc144040638" text:style-name="Index_20_Link" text:visited-style-name="Index_20_Link">2. COMO MONTAR UM INFRAESTRUTURA DE TI?<text:tab/>3</text:a></text:p>
          <text:p text:style-name="P21"><text:a xlink:type="simple" xlink:href="#__RefHeading___Toc144040639" text:style-name="Index_20_Link" text:visited-style-name="Index_20_Link">4. MACHINE LEARNING<text:tab/>4</text:a></text:p>
          <text:p text:style-name="P21"><text:a xlink:type="simple" xlink:href="#__RefHeading___Toc144040640" text:style-name="Index_20_Link" text:visited-style-name="Index_20_Link">5. INTELLIGENCE EDGE<text:tab/>5</text:a></text:p>
          <text:p text:style-name="P21"><text:a xlink:type="simple" xlink:href="#__RefHeading___Toc144040641" text:style-name="Index_20_Link" text:visited-style-name="Index_20_Link">6. BIG DATA<text:tab/>5</text:a></text:p>
          <text:p text:style-name="P21"><text:a xlink:type="simple" xlink:href="#__RefHeading___Toc144040642" text:style-name="Index_20_Link" text:visited-style-name="Index_20_Link">7. DCAAS (DATA CENTER AS A SERVICE)<text:tab/>5</text:a></text:p>
          <text:p text:style-name="P21"><text:a xlink:type="simple" xlink:href="#__RefHeading___Toc144040643" text:style-name="Index_20_Link" text:visited-style-name="Index_20_Link">8. <text:s/>NAAS (NETWORK AS A SERVICE)<text:tab/>6</text:a></text:p>
          <text:p text:style-name="P21"><text:a xlink:type="simple" xlink:href="#__RefHeading___Toc144040646" text:style-name="Index_20_Link" text:visited-style-name="Index_20_Link">REFERÊNCIAS<text:tab/>7</text:a></text:p>
        </text:index-body>
      </text:table-of-content>
      <text:p text:style-name="P22"/>
      <text:p text:style-name="P23"/>
      <text:p text:style-name="P24"/>
      <text:p text:style-name="P25"/>
      <text:p text:style-name="P10"/>
      <text:p text:style-name="P10"/>
      <text:p text:style-name="P25"/>
      <text:list text:style-name="WW8Num12">
        <text:list-item>
          <text:h text:style-name="P26" text:outline-level="1"><text:bookmark-start text:name="__RefHeading___Toc144040637"/><text:span text:style-name="T7">O QUE É INFRAESTRUTURA DE TI</text:span><text:bookmark-end text:name="__RefHeading___Toc144040637"/></text:h>
        </text:list-item>
      </text:list>
      <text:p text:style-name="P27"><text:span text:style-name="T9">A </text:span><text:span text:style-name="Strong_20_Emphasis"><text:span text:style-name="T9">infraestrutura de tecnologia da informação (TI)</text:span></text:span><text:span text:style-name="T9"> é o conjunto de componentes essenciais para o funcionamento e a gestão dos ambientes de TI de uma organização. Pode ser implementada localmente ou em </text:span><text:span text:style-name="Strong_20_Emphasis"><text:span text:style-name="T9">nuvem (cloud computing)</text:span></text:span><text:span text:style-name="T9">.</text:span></text:p>
      <text:p text:style-name="P27"><text:span text:style-name="T9">Ela abrange </text:span><text:span text:style-name="Strong_20_Emphasis"><text:span text:style-name="T9">hardware, software, redes, sistemas operacionais</text:span></text:span><text:span text:style-name="T9"> e </text:span><text:span text:style-name="Strong_20_Emphasis"><text:span text:style-name="T9">armazenamento de dados</text:span></text:span><text:span text:style-name="T9">, que juntos viabilizam serviços e soluções digitais. Essas soluções podem ser instaladas nos recursos da própria empresa ou oferecidas online por provedores como </text:span><text:span text:style-name="Strong_20_Emphasis"><text:span text:style-name="T9">Infraestrutura como Serviço </text:span></text:span><text:span text:style-name="Strong_20_Emphasis"><text:span text:style-name="T10">(IaaS) </text:span></text:span><text:span text:style-name="Strong_20_Emphasis"><text:span text:style-name="T11">(REDHAT, 2023)</text:span></text:span><text:span text:style-name="T9">.</text:span></text:p>
      <text:p text:style-name="P28"/>
      <text:p text:style-name="P29"/>
      <text:list xml:id="list150624665749881" text:continue-numbering="true" text:style-name="WW8Num12">
        <text:list-item>
          <text:h text:style-name="P30" text:outline-level="1"><text:bookmark-start text:name="__RefHeading___Toc144040638"/><text:span text:style-name="T8">COMO MONTAR UM INFRAESTRUTURA DE TI</text:span><text:span text:style-name="T7">?</text:span><text:bookmark-end text:name="__RefHeading___Toc144040638"/></text:h>
          <text:p text:style-name="P31"><text:span text:style-name="T12">Segundo </text:span><text:span text:style-name="T13">(</text:span><text:span text:style-name="T14">Inconnet</text:span><text:span text:style-name="T15">, </text:span><text:span text:style-name="T16">2023)</text:span><text:span text:style-name="T17">, para montar um</text:span><text:span text:style-name="T13">a</text:span><text:span text:style-name="T17"> infraest</text:span><text:span text:style-name="T13">r</text:span><text:span text:style-name="T17">utura de TI seguindo os 6 passos ideais, é necessário g</text:span><text:span text:style-name="T9">aranti</text:span><text:span text:style-name="T17">r</text:span><text:span text:style-name="T9"> eficiência, segurança e continuidade das operações. </text:span><text:span text:style-name="T17">A</text:span><text:span text:style-name="T9">s principais práticas </text:span><text:span text:style-name="T17">incluem</text:span><text:span text:style-name="T9">:</text:span></text:p>
        </text:list-item>
      </text:list>
      <text:list text:style-name="L1">
        <text:list-item>
          <text:p text:style-name="P32"><text:span text:style-name="Strong_20_Emphasis"><text:span text:style-name="T9">Inventário e Documentação</text:span></text:span></text:p>
          <text:p text:style-name="P32"><text:span text:style-name="T9">Mantenha controle detalhado de todos os ativos de TI (hardware, software e rede), incluindo informações como licenças, configurações e políticas de uso. Isso ajuda na organização, facilita manutenções e reduz falhas.</text:span></text:p>
        </text:list-item>
        <text:list-item>
          <text:p text:style-name="P32"><text:span text:style-name="Strong_20_Emphasis"><text:span text:style-name="T9">Segurança Cibernética</text:span></text:span></text:p>
          <text:p text:style-name="P32"><text:span text:style-name="T9">Implemente medidas de proteção como antivírus, firewalls e backups frequentes. Treine os funcionários sobre boas práticas e políticas de senhas para reduzir riscos de ataques.</text:span></text:p>
        </text:list-item>
        <text:list-item>
          <text:p text:style-name="P32"><text:span text:style-name="Strong_20_Emphasis"><text:span text:style-name="T9">Manutenção Preventiva</text:span></text:span></text:p>
          <text:p text:style-name="P32"><text:span text:style-name="T9">Realize ações regulares como atualizações de software, limpeza de equipamentos e testes de desempenho para evitar falhas e garantir o bom funcionamento dos sistemas.</text:span></text:p>
        </text:list-item>
        <text:list-item>
          <text:p text:style-name="P32"><text:span text:style-name="Strong_20_Emphasis"><text:span text:style-name="T9">Gerenciamento de Dados</text:span></text:span></text:p>
          <text:p text:style-name="P32"><text:span text:style-name="T9">Garanta a integridade e segurança dos dados com backups, armazenamento em nuvem e políticas claras de retenção e acesso às informações.</text:span></text:p>
        </text:list-item>
        <text:list-item>
          <text:p text:style-name="P32"><text:span text:style-name="Strong_20_Emphasis"><text:span text:style-name="T9">Monitoramento de Rede</text:span></text:span></text:p>
          <text:p text:style-name="P32"><text:span text:style-name="T9">Use ferramentas de monitoramento para identificar falhas, otimizar o desempenho e garantir que a rede esteja sempre disponível e eficiente.</text:span></text:p>
        </text:list-item>
        <text:list-item>
          <text:p text:style-name="P32"><text:soft-page-break/><text:span text:style-name="Strong_20_Emphasis"><text:span text:style-name="T9">Continuidade dos Negócios</text:span></text:span></text:p>
          <text:p text:style-name="P33"><text:span text:style-name="T9">Tenha planos de recuperação de desastres, sistemas redundantes e testes de recuperação para manter as operações mesmo em situações críticas.</text:span></text:p>
        </text:list-item>
      </text:list>
      <text:p text:style-name="P34"/>
      <text:p text:style-name="P28"/>
      <text:p text:style-name="P28"/>
      <text:list xml:id="list150624474308765" text:continue-list="list150624665749881" text:style-name="WW8Num12">
        <text:list-item>
          <text:p text:style-name="P35">NUVEM</text:p>
        </text:list-item>
      </text:list>
      <text:p text:style-name="P36"><text:span text:style-name="T10">A </text:span><text:span text:style-name="Strong_20_Emphasis"><text:span text:style-name="T10">computação em nuvem</text:span></text:span><text:span text:style-name="T10"> é um modelo que oferece, via internet e por assinatura, serviços como </text:span><text:span text:style-name="Strong_20_Emphasis"><text:span text:style-name="T10">armazenamento de dados</text:span></text:span><text:span text:style-name="T10">, </text:span><text:span text:style-name="Strong_20_Emphasis"><text:span text:style-name="T10">segurança</text:span></text:span><text:span text:style-name="T10">, </text:span><text:span text:style-name="Strong_20_Emphasis"><text:span text:style-name="T10">rede</text:span></text:span><text:span text:style-name="T10">, </text:span><text:span text:style-name="Strong_20_Emphasis"><text:span text:style-name="T10">aplicações</text:span></text:span><text:span text:style-name="T10"> e </text:span><text:span text:style-name="Strong_20_Emphasis"><text:span text:style-name="T18">business intelligence</text:span></text:span><text:span text:style-name="T10">.</text:span></text:p>
      <text:p text:style-name="P37">Existem diferentes modelos de nuvem:</text:p>
      <text:list text:style-name="L2">
        <text:list-item>
          <text:p text:style-name="P38"><text:span text:style-name="Strong_20_Emphasis"><text:span text:style-name="T10">SaaS (Software como Serviço)</text:span></text:span></text:p>
        </text:list-item>
        <text:list-item>
          <text:p text:style-name="P38"><text:span text:style-name="Strong_20_Emphasis"><text:span text:style-name="T10">PaaS (Plataforma como Serviço)</text:span></text:span></text:p>
        </text:list-item>
        <text:list-item>
          <text:p text:style-name="P39"><text:span text:style-name="Strong_20_Emphasis"><text:span text:style-name="T10">IaaS (Infraestrutura como Serviço) </text:span></text:span></text:p>
          <text:p text:style-name="P39"><text:span text:style-name="T9">Além das modalidades: </text:span><text:span text:style-name="Strong_20_Emphasis"><text:span text:style-name="T9">nuvem pública, privada</text:span></text:span><text:span text:style-name="T9"> e </text:span><text:span text:style-name="Strong_20_Emphasis"><text:span text:style-name="T9">híbrida</text:span></text:span><text:span text:style-name="T9">.</text:span><text:span text:style-name="Strong_20_Emphasis"><text:span text:style-name="T9"> </text:span></text:span><text:span text:style-name="Strong_20_Emphasis"><text:span text:style-name="T19">Os principais benefícios incluem:</text:span></text:span></text:p>
        </text:list-item>
      </text:list>
      <text:list text:style-name="L3">
        <text:list-item>
          <text:p text:style-name="P40"><text:span text:style-name="Strong_20_Emphasis"><text:span text:style-name="T9">Confiabilidade:</text:span></text:span><text:span text:style-name="T9"> acesso remoto 24/7, segurança avançada e backup automático.</text:span></text:p>
        </text:list-item>
        <text:list-item>
          <text:p text:style-name="P40"><text:span text:style-name="Strong_20_Emphasis"><text:span text:style-name="T9">Flexibilidade:</text:span></text:span><text:span text:style-name="T9"> escale recursos conforme a demanda e atenda novos usuários com rapidez.</text:span></text:p>
        </text:list-item>
        <text:list-item>
          <text:p text:style-name="P40"><text:span text:style-name="Strong_20_Emphasis"><text:span text:style-name="T9">Econômico:</text:span></text:span><text:span text:style-name="T9"> sem custos iniciais com hardware; pague apenas pelo uso </text:span><text:span text:style-name="T13">(SAP, 2025)</text:span><text:span text:style-name="T9">.</text:span></text:p>
          <text:p text:style-name="P41"/>
        </text:list-item>
      </text:list>
      <text:p text:style-name="P42"/>
      <text:list xml:id="list150624344835454" text:continue-list="list150624474308765" text:style-name="WW8Num12">
        <text:list-item>
          <text:h text:style-name="P43" text:outline-level="1"><text:bookmark-start text:name="__RefHeading___Toc144040639"/><text:span text:style-name="T5">MACHINE LEARNING</text:span><text:bookmark-end text:name="__RefHeading___Toc144040639"/></text:h>
        </text:list-item>
      </text:list>
      <text:p text:style-name="P36"><text:span text:style-name="Strong_20_Emphasis"><text:span text:style-name="T10">Machine Learning</text:span></text:span><text:span text:style-name="T9"> é um ramo da </text:span><text:span text:style-name="Strong_20_Emphasis"><text:span text:style-name="T10">Inteligência Artificial (IA)</text:span></text:span><text:span text:style-name="T10"> </text:span><text:span text:style-name="T9">focado na criação de sistemas que aprendem e melhoram automaticamente com o uso de dados.</text:span></text:p>
      <text:p text:style-name="P36"><text:span text:style-name="Strong_20_Emphasis"><text:span text:style-name="T20">“Todo ML é IA, mas nem toda IA é ML.”</text:span></text:span></text:p>
      <text:list text:style-name="L4">
        <text:list-header>
          <text:p text:style-name="P44">Existem 4 tipos principais: </text:p>
        </text:list-header>
        <text:list-item>
          <text:p text:style-name="P44">Supervisionado</text:p>
        </text:list-item>
        <text:list-item>
          <text:p text:style-name="P44">Não supervisionado </text:p>
        </text:list-item>
        <text:list-item>
          <text:p text:style-name="P44">Semissupervisionado</text:p>
        </text:list-item>
        <text:list-item>
          <text:p text:style-name="P44">Reforçado</text:p>
        </text:list-item>
      </text:list>
      <text:p text:style-name="P37">Algoritmos comuns: redes neurais, árvores de decisão, agrupamento e florestas aleatórias <text:span text:style-name="T21">(CHEN. 2025)</text:span>.</text:p>
      <text:list xml:id="list150624907416322" text:continue-list="list150624344835454" text:style-name="WW8Num12">
        <text:list-item>
          <text:h text:style-name="P45" text:outline-level="1"><text:bookmark-start text:name="__RefHeading___Toc144040640"/><text:soft-page-break/><text:span text:style-name="T7">INTELLIGENCE EDGE</text:span><text:bookmark-end text:name="__RefHeading___Toc144040640"/></text:h>
        </text:list-item>
      </text:list>
      <text:p text:style-name="P36"><text:span text:style-name="Strong_20_Emphasis"><text:span text:style-name="T9">Intelligent Edge</text:span></text:span><text:span text:style-name="T9"> (ou borda inteligente) refere-se ao processamento e à análise de dados no próprio local onde eles são gerados — ou seja, "na borda" da rede, e não em um data center central ou na nuvem.</text:span></text:p>
      <text:p text:style-name="P36"><text:span text:style-name="T9">Esse modelo reduz </text:span><text:span text:style-name="Strong_20_Emphasis"><text:span text:style-name="T9">latência</text:span></text:span><text:span text:style-name="T9">, </text:span><text:span text:style-name="Strong_20_Emphasis"><text:span text:style-name="T9">custos</text:span></text:span><text:span text:style-name="T9"> e </text:span><text:span text:style-name="Strong_20_Emphasis"><text:span text:style-name="T9">riscos de segurança</text:span></text:span><text:span text:style-name="T9">, tornando as operações empresariais mais ágeis e eficientes.</text:span></text:p>
      <text:p text:style-name="P37">Existem três principais categorias de borda inteligente:</text:p>
      <text:list text:style-name="L5">
        <text:list-item>
          <text:p text:style-name="P46"><text:span text:style-name="Strong_20_Emphasis"><text:span text:style-name="T10">Tecnologia Operacional (OT)</text:span></text:span></text:p>
        </text:list-item>
        <text:list-item>
          <text:p text:style-name="P46"><text:span text:style-name="Strong_20_Emphasis"><text:span text:style-name="T10">Internet das Coisas (IoT)</text:span></text:span><text:span text:style-name="T10"> – atualmente a mais popular e difundida</text:span></text:p>
        </text:list-item>
        <text:list-item>
          <text:p text:style-name="P46"><text:span text:style-name="Strong_20_Emphasis"><text:span text:style-name="T10">Tecnologia da Informação </text:span></text:span><text:span text:style-name="Strong_20_Emphasis"><text:span text:style-name="T22">(DEVELOPMENT, 2025).</text:span></text:span></text:p>
        </text:list-item>
      </text:list>
      <text:p text:style-name="P47"/>
      <text:p text:style-name="P48"/>
      <text:list xml:id="list150624519549981" text:continue-list="list150624907416322" text:style-name="WW8Num12">
        <text:list-item>
          <text:h text:style-name="P45" text:outline-level="1"><text:bookmark-start text:name="__RefHeading___Toc144040641"/><text:span text:style-name="T7">BIG DATA</text:span><text:bookmark-end text:name="__RefHeading___Toc144040641"/></text:h>
        </text:list-item>
      </text:list>
      <text:p text:style-name="Standard"><text:span text:style-name="Strong_20_Emphasis"><text:span text:style-name="T10">Big Data</text:span></text:span><text:span text:style-name="T10"> refere-se a conjuntos de dados </text:span><text:span text:style-name="Strong_20_Emphasis"><text:span text:style-name="T10">extremamente grandes, diversos e em constante crescimento</text:span></text:span><text:span text:style-name="T10">, que não podem ser processados por sistemas tradicionais devido ao seu </text:span><text:span text:style-name="Strong_20_Emphasis"><text:span text:style-name="T10">volume, velocidade e variedade</text:span></text:span><text:span text:style-name="T10">.</text:span></text:p>
      <text:p text:style-name="Standard"><text:span text:style-name="T10">Esse crescimento é impulsionado por tecnologias como </text:span><text:span text:style-name="Strong_20_Emphasis"><text:span text:style-name="T10">IoT, mobilidade, conectividade</text:span></text:span><text:span text:style-name="T10"> e </text:span><text:span text:style-name="Strong_20_Emphasis"><text:span text:style-name="T10">inteligência artificial</text:span></text:span><text:span text:style-name="T10">.</text:span></text:p>
      <text:p text:style-name="P49">Big Data é usado em:</text:p>
      <text:list text:style-name="L6">
        <text:list-item>
          <text:p text:style-name="P50"><text:span text:style-name="Strong_20_Emphasis"><text:span text:style-name="T23">Machine Learning</text:span></text:span></text:p>
        </text:list-item>
        <text:list-item>
          <text:p text:style-name="P50"><text:span text:style-name="Strong_20_Emphasis"><text:span text:style-name="T23">Análises preditivas</text:span></text:span></text:p>
        </text:list-item>
        <text:list-item>
          <text:p text:style-name="P50"><text:span text:style-name="Strong_20_Emphasis"><text:span text:style-name="T23">Tomada de decisões estratégicas</text:span></text:span></text:p>
        </text:list-item>
      </text:list>
      <text:p text:style-name="Standard"><text:span text:style-name="T10">Empresas utilizam ferramentas avançadas para </text:span><text:span text:style-name="Strong_20_Emphasis"><text:span text:style-name="T10">coletar, processar e analisar dados</text:span></text:span><text:span text:style-name="T10"> rapidamente, transformando-os em </text:span><text:span text:style-name="Strong_20_Emphasis"><text:span text:style-name="T18">insights</text:span></text:span><text:span text:style-name="Strong_20_Emphasis"><text:span text:style-name="T10"> valiosos para o negócio </text:span></text:span><text:span text:style-name="Strong_20_Emphasis"><text:span text:style-name="T24">(GOOGLE CLOUD, 2025)</text:span></text:span><text:span text:style-name="T10">.</text:span></text:p>
      <text:p text:style-name="P28"/>
      <text:p text:style-name="P28"/>
      <text:list xml:id="list150625923834462" text:continue-list="list150624519549981" text:style-name="WW8Num12">
        <text:list-item>
          <text:h text:style-name="P51" text:outline-level="1"><text:bookmark-start text:name="__RefHeading___Toc144040642"/>DCAAS (DATA CENTER AS A SERVICE)<text:bookmark-end text:name="__RefHeading___Toc144040642"/></text:h>
        </text:list-item>
      </text:list>
      <text:p text:style-name="Standard"><text:span text:style-name="Strong_20_Emphasis"><text:span text:style-name="T9">DCaaS (Data Center as a Service)</text:span></text:span><text:span text:style-name="T9"> é um serviço de hospedagem no qual a infraestrutura física de um </text:span><text:span text:style-name="T20">data center</text:span><text:span text:style-name="T9"> é fornecida remotamente ao cliente. Por meio de uma </text:span><text:soft-page-break/><text:span text:style-name="Strong_20_Emphasis"><text:span text:style-name="T10">rede de longa distância (WAN)</text:span></text:span><text:span text:style-name="T10">, as empresas têm acesso aos recursos de </text:span><text:span text:style-name="Strong_20_Emphasis"><text:span text:style-name="T10">armazenamento, servidores e rede</text:span></text:span><text:span text:style-name="T10"> do provedor.</text:span></text:p>
      <text:p text:style-name="Standard"><text:span text:style-name="Strong_20_Emphasis"><text:span text:style-name="T10">Vantagens do DcaaS:</text:span></text:span></text:p>
      <text:list text:style-name="L7">
        <text:list-item>
          <text:p text:style-name="P52"><text:span text:style-name="Strong_20_Emphasis"><text:span text:style-name="T10">Redução de custos e complexidade</text:span></text:span><text:span text:style-name="T10"> com data centers próprios</text:span></text:p>
        </text:list-item>
        <text:list-item>
          <text:p text:style-name="P52"><text:span text:style-name="T10">Solução para </text:span><text:span text:style-name="Strong_20_Emphasis"><text:span text:style-name="T10">limitações físicas</text:span></text:span><text:span text:style-name="T10"> de infraestrutura local</text:span></text:p>
        </text:list-item>
        <text:list-item>
          <text:p text:style-name="P52"><text:span text:style-name="T10">Ideal para </text:span><text:span text:style-name="Strong_20_Emphasis"><text:span text:style-name="T10">aplicações não críticas</text:span></text:span><text:span text:style-name="T10">, liberando a equipe interna para focar em áreas estratégicas</text:span></text:p>
        </text:list-item>
        <text:list-item>
          <text:p text:style-name="P52"><text:span text:style-name="Strong_20_Emphasis"><text:span text:style-name="T10">Escalabilidade flexível</text:span></text:span><text:span text:style-name="T10"> conforme a demanda</text:span></text:p>
        </text:list-item>
        <text:list-item>
          <text:p text:style-name="P52"><text:span text:style-name="Strong_20_Emphasis"><text:span text:style-name="T10">Custo previsível</text:span></text:span><text:span text:style-name="T10">, baseado no uso</text:span></text:p>
        </text:list-item>
      </text:list>
      <text:p text:style-name="P53">Apesar de depender da conectividade WAN (podendo haver interrupções em caso de falha), o modelo DCaaS é uma alternativa eficiente e econômica para muitas empresas <text:span text:style-name="T25">(INSIGHT, 2025)</text:span>.</text:p>
      <text:p text:style-name="P28"/>
      <text:p text:style-name="P28"/>
      <text:list text:continue-list="list150625923834462" text:style-name="WW8Num12">
        <text:list-item>
          <text:h text:style-name="P54" text:outline-level="1"><text:bookmark-start text:name="__RefHeading___Toc144040643"/><text:span text:style-name="T7"><text:s/></text:span><text:span text:style-name="T8">NAAS (NETWORK AS A SERVICE)</text:span><text:bookmark-end text:name="__RefHeading___Toc144040643"/></text:h>
        </text:list-item>
      </text:list>
      <text:p text:style-name="Standard"><text:span text:style-name="Strong_20_Emphasis"><text:span text:style-name="T10">Network as a Service</text:span></text:span><text:span text:style-name="Strong_20_Emphasis"><text:span text:style-name="T23"> (NaaS)</text:span></text:span><text:span text:style-name="T23"> </text:span><text:span text:style-name="T10">é um modelo que utiliza redes programáveis e baseadas em </text:span><text:span text:style-name="Strong_20_Emphasis"><text:span text:style-name="T10">SDN (Software-Defined Networking)</text:span></text:span><text:span text:style-name="T10"> para oferecer serviços de rede sob demanda às empresas, eliminando a necessidade de montar e gerenciar sua própria infraestrutura de rede.</text:span></text:p>
      <text:p text:style-name="P55"><text:span text:style-name="Strong_20_Emphasis"><text:span text:style-name="T10">Vantagens do NaaS:</text:span></text:span></text:p>
      <text:list text:style-name="L8">
        <text:list-item>
          <text:p text:style-name="P56"><text:span text:style-name="T10">Permite </text:span><text:span text:style-name="Strong_20_Emphasis"><text:span text:style-name="T10">configurar e ajustar redes com agilidade</text:span></text:span><text:span text:style-name="T10">, sem precisar comprar equipamentos físicos.</text:span></text:p>
        </text:list-item>
        <text:list-item>
          <text:p text:style-name="P56"><text:span text:style-name="T10">Substitui soluções tradicionais mais rígidas, como </text:span><text:span text:style-name="Strong_20_Emphasis"><text:span text:style-name="T10">VPNs</text:span></text:span><text:span text:style-name="T10"> e </text:span><text:span text:style-name="Strong_20_Emphasis"><text:span text:style-name="T10">MPLS</text:span></text:span><text:span text:style-name="T10">, oferecendo </text:span><text:span text:style-name="Strong_20_Emphasis"><text:span text:style-name="T10">mais flexibilidade</text:span></text:span><text:span text:style-name="T10">.</text:span></text:p>
        </text:list-item>
        <text:list-item>
          <text:p text:style-name="P56"><text:span text:style-name="T10">O provedor assume a gestão da rede e pode incluir </text:span><text:span text:style-name="Strong_20_Emphasis"><text:span text:style-name="T10">serviços de segurança integrados</text:span></text:span><text:span text:style-name="T10">, dispensando investimentos em </text:span><text:span text:style-name="Strong_20_Emphasis"><text:span text:style-name="T10">firewalls locais</text:span></text:span><text:span text:style-name="T10"> e outros dispositivos de proteção.</text:span></text:p>
        </text:list-item>
      </text:list>
      <text:p text:style-name="P55"><text:span text:style-name="T10">Com o NaaS, as empresas ganham em </text:span><text:span text:style-name="Strong_20_Emphasis"><text:span text:style-name="T10">eficiência, economia e escalabilidade</text:span></text:span><text:span text:style-name="T10">, mantendo sua rede segura e adaptável às mudanças do negócio.</text:span></text:p>
      <text:p text:style-name="P57"/>
      <text:p text:style-name="P57"/>
      <text:p text:style-name="P42"/>
      <text:h text:style-name="P58" text:outline-level="1"><text:bookmark-start text:name="__RefHeading___Toc144040646"/><text:soft-page-break/>REFERÊNCIAS<text:bookmark-end text:name="__RefHeading___Toc144040646"/></text:h>
      <text:p text:style-name="P28"/>
      <text:list text:style-name="WW8Num7">
        <text:list-item>
          <text:p text:style-name="P59"><text:span text:style-name="Strong_20_Emphasis"><text:span text:style-name="T26">CHEN, Michael. </text:span></text:span><text:span text:style-name="Strong_20_Emphasis"><text:span text:style-name="T27">O que é Machine Learning?</text:span></text:span><text:span text:style-name="Strong_20_Emphasis"><text:span text:style-name="T28"> </text:span></text:span><text:span text:style-name="Strong_20_Emphasis"><text:span text:style-name="T26">2024. Disponível em: https://www.oracle.com/br/artificial-intelligence/machine-learning/what-is-machine-learning/. Acesso em: 10 jun. 2025.</text:span></text:span><text:span text:style-name="Strong_20_Emphasis"><text:span text:style-name="T29"> </text:span></text:span></text:p>
          <text:p text:style-name="P59"><text:span text:style-name="Strong_20_Emphasis"><text:span text:style-name="T29"/></text:span></text:p>
        </text:list-item>
        <text:list-item>
          <text:p text:style-name="P60"><text:span text:style-name="Strong_20_Emphasis"><text:span text:style-name="T26">DEVELOPMENT, Hewlett Packard Enterprise. </text:span></text:span><text:span text:style-name="Strong_20_Emphasis"><text:span text:style-name="T27">What is the intelligent edge?</text:span></text:span><text:span text:style-name="Strong_20_Emphasis"><text:span text:style-name="T30"> </text:span></text:span><text:span text:style-name="Strong_20_Emphasis"><text:span text:style-name="T26">2025. Disponível em: https://www.hpe.com/br/en/what-is/intelligent-edge.html. Acesso em: 10 jun. 2025</text:span></text:span></text:p>
          <text:p text:style-name="P60"><text:span text:style-name="Strong_20_Emphasis"><text:span text:style-name="T29"><text:s/></text:span></text:span></text:p>
        </text:list-item>
        <text:list-item>
          <text:p text:style-name="P59"><text:span text:style-name="Strong_20_Emphasis"><text:span text:style-name="T29"> </text:span></text:span><text:span text:style-name="Strong_20_Emphasis"><text:span text:style-name="T26">FORTINET. </text:span></text:span><text:span text:style-name="Strong_20_Emphasis"><text:span text:style-name="T31">O que é rede como serviço (Network-as-a-Service, Naas)?</text:span></text:span><text:span text:style-name="Strong_20_Emphasis"><text:span text:style-name="T26"> Disponível em: https://www.fortinet.com/br/resources/cyberglossary/network-as-a-service. Acesso em: 10 jun. 2025.</text:span></text:span><text:span text:style-name="Strong_20_Emphasis"><text:span text:style-name="T29"> </text:span></text:span></text:p>
          <text:p text:style-name="P59"><text:span text:style-name="Strong_20_Emphasis"><text:span text:style-name="T29"/></text:span></text:p>
        </text:list-item>
        <text:list-item>
          <text:p text:style-name="P59"><text:span text:style-name="Strong_20_Emphasis"><text:span text:style-name="T26">GOOGLE CLOUD. </text:span></text:span><text:span text:style-name="Strong_20_Emphasis"><text:span text:style-name="T27">O que é Big Data? </text:span></text:span><text:span text:style-name="Strong_20_Emphasis"><text:span text:style-name="T26">2025. Disponível em: https://cloud.google.com/learn/what-is-big-data?hl=pt-BR. Acesso em: 06 jun. 2025.</text:span></text:span><text:span text:style-name="Strong_20_Emphasis"><text:span text:style-name="T29"> </text:span></text:span></text:p>
          <text:p text:style-name="P59"><text:span text:style-name="Strong_20_Emphasis"><text:span text:style-name="T29"/></text:span></text:p>
        </text:list-item>
        <text:list-item>
          <text:p text:style-name="P61"><text:span text:style-name="Strong_20_Emphasis"><text:span text:style-name="T32">INCONNET. </text:span></text:span><text:span text:style-name="Strong_20_Emphasis"><text:span text:style-name="T33">Gestão de infraestrutura de TI</text:span></text:span><text:span text:style-name="Strong_20_Emphasis"><text:span text:style-name="T32">: 6 práticas para pequenos negócios. 6 práticas para pequenos negócios. 2023. Disponível em: https://inconnet.com.br/2025/03/18/gestao-de-infraestrutura-de-ti-6-praticas-para-pequenos-negocios/. Acesso em: 10 jun. 2025.</text:span></text:span></text:p>
          <text:p text:style-name="P61"><text:span text:style-name="Strong_20_Emphasis"><text:span text:style-name="T32"/></text:span></text:p>
        </text:list-item>
        <text:list-item>
          <text:p text:style-name="P62"><text:span text:style-name="Strong_20_Emphasis"><text:span text:style-name="T32">INSIGHT. </text:span></text:span><text:span text:style-name="Strong_20_Emphasis"><text:span text:style-name="T33">What is Data Center as a Service?</text:span></text:span><text:span text:style-name="Strong_20_Emphasis"><text:span text:style-name="T32"> 2025. Disponível em: https://www.insight.com/en_US/content-and-resources/glossary/d/data-center-as-a-service.html. Acesso em: 10 jun. 2025.</text:span></text:span><text:line-break/></text:p>
        </text:list-item>
        <text:list-item>
          <text:p text:style-name="P59"><text:span text:style-name="T32">REDHAT. </text:span><text:span text:style-name="Strong_20_Emphasis"><text:span text:style-name="T33">Infraestrutura de TI</text:span></text:span><text:span text:style-name="T32">. 2023. Disponível em: https://www.redhat.com/pt-br/topics/cloud-computing/what-is-it-infrastructure. Acesso em: 10 jun. 2025.</text:span><text:span text:style-name="T34"> </text:span></text:p>
          <text:p text:style-name="P59"><text:span text:style-name="T34"/></text:p>
        </text:list-item>
        <text:list-item>
          <text:p text:style-name="P59"><text:soft-page-break/><text:span text:style-name="T32">SAP. </text:span><text:span text:style-name="Strong_20_Emphasis"><text:span text:style-name="T35">Computação em Nuvem</text:span></text:span><text:span text:style-name="T35">. </text:span><text:span text:style-name="T32">2025. Disponível em: https://www.sap.com/brazil/products/technology-platform/what-is-cloud-computing.html. Acesso em: 10 jun. 2025.</text:span><text:span text:style-name="T34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Negrito" svg:font-family="'Arial Negrito'" style:font-family-generic="swiss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Helvetica" svg:font-family="Helvetica" style:font-family-generic="swiss" style:font-pitch="variable"/>
    <style:font-face style:name="Helvetica Neue" svg:font-family="'Helvetica Neue', Helvetica, Roboto, Arial, sans-serif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T Extra" svg:font-family="'MT Extra'" style:font-family-generic="roman" style:font-pitch="variable" style:font-charset="x-symbol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text-indent="1.251cm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4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5b9bd5" style:shadow="none"/>
      <style:text-properties fo:color="#323e4f" loext:opacity="100%" style:font-name="Calibri Light" fo:font-family="'Calibri Light'" style:font-family-generic="swiss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next-style-name="Standard" style:class="extra">
      <style:paragraph-properties fo:margin-left="0cm" fo:margin-right="0cm" fo:margin-top="0.423cm" fo:margin-bottom="0cm" style:contextual-spacing="false" fo:text-align="center" style:justify-single-word="false" fo:text-indent="0cm" style:auto-text-indent="false"/>
      <style:text-properties fo:color="#000000" loext:opacity="100%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cm" fo:margin-bottom="0.635cm" style:contextual-spacing="false" fo:text-align="start" style:justify-single-word="false" fo:keep-together="always" fo:text-indent="0cm" style:auto-text-indent="false" fo:keep-with-next="always"/>
      <style:text-properties fo:text-transform="uppercase" style:font-name="Arial Negrito" fo:font-family="'Arial Negrito'" style:font-family-generic="swis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635cm" fo:margin-bottom="0.635cm" style:contextual-spacing="false" fo:text-align="start" style:justify-single-word="false" fo:keep-together="always" fo:text-indent="0cm" style:auto-text-indent="false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635cm" fo:margin-bottom="0.635cm" style:contextual-spacing="false" fo:keep-together="always" fo:text-indent="0cm" style:auto-text-indent="false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5b9bd5" loext:opacity="100%" style:font-name="Calibri Light" fo:font-family="'Calibri Light'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style:contextual-spacing="false" fo:keep-together="always" fo:keep-with-next="always"/>
      <style:text-properties fo:color="#1f4d78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PPGEC_3a__20_linha_20_em_20_branco" style:display-name="PPGEC: linha em branco" style:family="paragraph" style:parent-style-name="Standard">
      <style:paragraph-properties style:text-autospace="ideograph-alpha"/>
      <style:text-properties style:font-size-complex="10pt"/>
    </style:style>
    <style:style style:name="Texto_20_de_20_comentário" style:display-name="Texto de comentário" style:family="paragraph" style:parent-style-name="Standard"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text-indent="0cm" style:auto-text-indent="false"/>
      <style:text-properties fo:text-transform="uppercase" style:font-name="Arial Negrito" fo:font-family="'Arial Negrito'" style:font-family-generic="swiss" fo:font-weight="bold" style:font-weight-asian="bold" style:font-name-complex="Arial Negrito" style:font-family-complex="'Arial Negrito'" style:font-family-generic-complex="swiss"/>
    </style:style>
    <style:style style:name="Contents_20_2" style:display-name="Contents 2" style:family="paragraph" style:parent-style-name="Standard" style:next-style-name="Standard" style:class="index">
      <style:paragraph-properties fo:margin-left="0cm" fo:margin-right="0cm" fo:text-indent="0cm" style:auto-text-indent="false"/>
      <style:text-properties style:font-name="Arial Negrito" fo:font-family="'Arial Negrito'" style:font-family-generic="swiss" fo:font-weight="bold" style:font-weight-asian="bold" style:font-name-complex="Arial Negrito" style:font-family-complex="'Arial Negrito'" style:font-family-generic-complex="swiss"/>
    </style:style>
    <style:style style:name="Fonte_20_das_20_ilustrações" style:display-name="Fonte das ilustrações" style:family="paragraph" style:parent-style-name="Standard" style:next-style-name="Standard">
      <style:paragraph-properties fo:margin-left="0cm" fo:margin-right="0cm" fo:margin-top="0.212cm" fo:margin-bottom="0.635cm" style:contextual-spacing="false" fo:text-align="center" style:justify-single-word="false" fo:text-indent="0cm" style:auto-text-indent="false"/>
      <style:text-properties fo:font-size="11pt" style:font-size-asian="11pt"/>
    </style:style>
    <style:style style:name="Footnote" style:family="paragraph" style:parent-style-name="Standard" style:class="extra">
      <style:paragraph-properties fo:margin-left="0cm" fo:margin-right="0cm" fo:line-height="100%" fo:text-indent="0cm" style:auto-text-indent="false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line-height="100%"/>
    </style:style>
    <style:style style:name="Footer" style:family="paragraph" style:parent-style-name="Standard" style:class="extra">
      <style:paragraph-properties fo:line-height="100%"/>
    </style:style>
    <style:style style:name="Contents_20_3" style:display-name="Contents 3" style:family="paragraph" style:parent-style-name="Standard" style:next-style-name="Standard" style:class="index">
      <style:paragraph-properties fo:margin-left="0cm" fo:margin-right="0cm" fo:text-indent="0cm" style:auto-text-indent="false"/>
    </style:style>
    <style:style style:name="ALINEA" style:family="paragraph" style:parent-style-name="Standard" style:next-style-name="Standard" style:list-style-name="WW8Num24"/>
    <style:style style:name="ALÍNEAS" style:family="paragraph" style:parent-style-name="Standard" style:list-style-name="WW8Num21">
      <style:paragraph-properties style:text-autospace="ideograph-alpha"/>
      <style:text-properties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FONTE_20_DAS_20_ILUSTRAÇÕES" style:display-name="FONTE DAS ILUSTRAÇÕES" style:family="paragraph" style:parent-style-name="Standard" style:next-style-name="Standard">
      <style:paragraph-properties fo:margin-left="0cm" fo:margin-right="0cm" fo:margin-top="0.106cm" fo:margin-bottom="0.423cm" style:contextual-spacing="false" fo:text-align="center" style:justify-single-word="false" fo:text-indent="0cm" style:auto-text-indent="false" style:text-autospace="ideograph-alpha"/>
      <style:text-properties fo:font-size="11pt" style:font-name-asian="Calibri" style:font-family-asian="Calibri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ágrafo_20_Texto" style:display-name="Parágrafo Texto" style:family="paragraph" style:parent-style-name="Standard"/>
    <style:style style:name="REFERÊNCIAS" style:family="paragraph">
      <style:paragraph-properties fo:margin-top="0cm" fo:margin-bottom="0.423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4pt" style:language-complex="ar" style:country-complex="SA"/>
    </style:style>
    <style:style style:name="TítuloApend_5f_Anexo" style:display-name="TítuloApend_Anexo" style:family="paragraph" style:parent-style-name="Heading">
      <style:paragraph-properties fo:margin-top="0cm" fo:margin-bottom="0.635cm" style:contextual-spacing="true" fo:line-height="150%" fo:text-align="center" style:justify-single-word="false" fo:padding="0cm" fo:border="none" style:shadow="none"/>
      <style:text-properties fo:color="#000000" loext:opacity="100%"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CITAÇÃO_20_LONGA" style:display-name="CITAÇÃO LONGA" style:family="paragraph" style:parent-style-name="Standard" style:next-style-name="Standard">
      <style:paragraph-properties fo:margin-left="4.001cm" fo:margin-right="0cm" fo:margin-top="0.635cm" fo:margin-bottom="0.635cm" style:contextual-spacing="true" fo:line-height="100%" fo:text-indent="0cm" style:auto-text-indent="false"/>
      <style:text-properties fo:font-size="10pt" style:font-size-asian="10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Índice_20_de_20_ilustrações" style:display-name="Índice de ilustrações" style:family="paragraph" style:parent-style-name="Standard" style:next-style-name="Standard">
      <style:paragraph-properties fo:margin-left="0cm" fo:margin-right="0cm" fo:text-indent="0cm" style:auto-text-indent="false"/>
    </style:style>
    <style:style style:name="FALAS_2f_ENTREVISTAS" style:display-name="FALAS/ENTREVISTAS" style:family="paragraph" style:parent-style-name="Standard" style:next-style-name="Standard">
      <style:paragraph-properties fo:margin-left="2cm" fo:margin-right="0cm" fo:margin-top="0.635cm" fo:margin-bottom="0.635cm" style:contextual-spacing="true" fo:line-height="100%" fo:text-indent="0cm" style:auto-text-indent="false" style:text-autospace="ideograph-alpha"/>
      <style:text-properties fo:font-style="italic" style:font-name-asian="Calibri" style:font-family-asian="Calibri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ize-complex="11pt"/>
    </style:style>
    <style:style style:name="Parágrafo" style:family="paragraph" style:parent-style-name="Standard">
      <style:paragraph-properties fo:margin-top="0cm" fo:margin-bottom="0cm" style:contextual-spacing="true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align="start" style:justify-single-word="false" fo:text-indent="0cm" style:auto-text-indent="false" style:text-autospace="ideograph-alpha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WW8Num6z0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2z0" style:family="text"/>
    <style:style style:name="WW8Num13z0" style:family="text"/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font-variant="normal" fo:text-transform="none" style:font-name="Arial" fo:font-family="Arial" style:font-family-generic="swiss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text:display="true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24z0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 style:font-name-complex="Arial" style:font-family-complex="Arial" style:font-family-generic-complex="swiss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Ref._20_de_20_comentário" style:display-name="Ref. de comentário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de_20_comentário_20_Char" style:display-name="Texto de comentário Char" style:family="text">
      <style:text-properties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ítulo_20_1_20_Char" style:display-name="Título 1 Char" style:family="text">
      <style:text-properties fo:text-transform="uppercase" style:font-name="Arial Negrito" fo:font-family="'Arial Negrito'" style:font-family-generic="swiss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Arial Negrito" style:font-family-complex="'Arial Negrito'" style:font-family-generic-complex="swiss" style:font-size-complex="14pt" style:font-weight-complex="bold"/>
    </style:style>
    <style:style style:name="Título_20_2_20_Char" style:display-name="Título 2 Char" style:family="tex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4pt" style:font-weight-complex="bold"/>
    </style:style>
    <style:style style:name="Footnote_20_Symbol" style:display-name="Footnote Symbol" style:family="text">
      <style:text-properties fo:font-variant="normal" fo:text-transform="none" style:text-line-through-style="none" style:text-line-through-type="none" style:text-position="super 58%" style:font-name="Arial" fo:font-family="Arial" style:font-family-generic="swiss" style:font-pitch="variable" fo:font-size="10pt" fo:font-style="normal" fo:font-weight="normal" style:font-size-asian="10pt" style:font-style-asian="normal" style:font-weight-asian="normal" style:font-name-complex="Arial" style:font-family-complex="Arial" style:font-family-generic-complex="swiss" style:font-pitch-complex="variable"/>
    </style:style>
    <style:style style:name="Texto_20_de_20_nota_20_de_20_rodapé_20_Char" style:display-name="Texto de nota de rodapé Ch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Cabeçalho_20_Char" style:display-name="Cabeçalh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4pt"/>
    </style:style>
    <style:style style:name="Rodapé_20_Char" style:display-name="Rodapé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4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Título_20_4_20_Char" style:display-name="Título 4 Char" style:family="text">
      <style:text-properties fo:color="#5b9bd5" loext:opacity="100%" style:font-name="Calibri Light" fo:font-family="'Calibri Light'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5_20_Char" style:display-name="Título 5 Char" style:family="text">
      <style:text-properties fo:color="#1f4d78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4pt"/>
    </style:style>
    <style:style style:name="Legenda_20_Char" style:display-name="Legenda Char" style:family="text">
      <style:text-properties fo:color="#000000" loext:opacity="100%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9pt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Parágrafo_20_Texto_20_Char" style:display-name="Parágrafo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4pt"/>
    </style:style>
    <style:style style:name="TítuloApend_5f_Anexo_20_Char" style:display-name="TítuloApend_Anexo Char" style:family="text">
      <style:text-properties style:font-name="Arial" fo:font-family="Arial" style:font-family-generic="swiss" style:font-pitch="variable" fo:font-size="12pt" fo:letter-spacing="0.009cm" style:letter-kerning="true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26pt"/>
    </style:style>
    <style:style style:name="Título_20_Char" style:display-name="Título Char" style:family="text">
      <style:text-properties fo:color="#323e4f" loext:opacity="100%" style:font-name="Calibri Light" fo:font-family="'Calibri Light'" style:font-family-generic="swiss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exto_20_de_20_comentário_20_Char1" style:display-name="Texto de comentário Char1" style:family="text">
      <style:text-properties style:font-name="Arial" fo:font-family="Arial" style:font-family-generic="swiss" style:font-pitch="variable" fo:font-size="10pt" style:font-name-asian="Calibri" style:font-family-asian="Calibri" style:font-family-generic-asian="swiss" style:font-pitch-asian="variable" style:font-size-asian="10pt" style:font-name-complex="Comic Sans MS" style:font-family-complex="'Comic Sans MS'" style:font-family-generic-complex="script" style:font-pitch-complex="variable" style:font-size-complex="12pt"/>
    </style:style>
    <style:style style:name="Parágrafo_20_Char" style:display-name="Parágraf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enção_20_Pendente" style:display-name="Menção Pendente" style:family="text">
      <style:text-properties fo:color="#605e5c" loext:opacity="100%" fo:background-color="#e1dfd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kt-btn-inner-text" style:family="text" style:parent-style-name="Fonte_20_parág._20_padrão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text:style-name="WW8Num6z0" loext:num-list-format="%1%.%2%" style:num-format="1" text:display-levels="2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3" text:style-name="WW8Num6z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6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6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6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6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6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6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55cm" fo:margin-left="1.80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0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0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0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5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5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5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2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2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2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55cm" fo:margin-left="1.80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55cm" fo:margin-left="1.80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55cm" fo:margin-left="1.801cm"/>
        </style:list-level-properties>
      </text:list-level-style-number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WW8Num24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WW8Num24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2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2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2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2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2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2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2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2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right="0cm" fo:text-align="end" style:justify-single-word="false" fo:text-indent="0cm" style:auto-text-indent="false"/>
      <style:text-properties fo:font-size="11pt" style:font-size-asian="11pt" style:font-size-complex="11pt"/>
    </style:style>
    <style:style style:name="MP2" style:family="paragraph" style:parent-style-name="Header">
      <style:paragraph-properties fo:margin-right="0cm" fo:text-indent="0cm" style:auto-text-indent="false"/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bottom="0.90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  <style:header-first>
        <text:p text:style-name="MP2"/>
      </style:header-first>
    </style:master-page>
    <style:master-page style:name="Converter_20_1" style:display-name="Converter 1" style:page-layout-name="Mpm1">
      <style:header>
        <text:p text:style-name="MP1"><text:page-number text:select-page="current">2</text:page-number></text:p>
      </style:header>
      <style:header-first>
        <text:p text:style-name="MP2"/>
      </style:header-first>
    </style:master-page>
    <style:master-page style:name="Converter_20_2" style:display-name="Converter 2" style:page-layout-name="Mpm1">
      <style:header>
        <text:p text:style-name="MP1"><text:page-number text:select-page="current">3</text:page-number></text:p>
      </style:header>
      <style:header-first>
        <text:p text:style-name="MP2"/>
      </style:header-first>
    </style:master-page>
    <style:master-page style:name="Converter_20_3" style:display-name="Converter 3" style:page-layout-name="Mpm1">
      <style:header>
        <text:p text:style-name="MP1"><text:page-number text:select-page="current">8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>Unisinos</meta:initial-creator>
    <meta:creation-date>2023-08-23T12:46:00</meta:creation-date>
    <dc:date>2025-06-14T15:06:23.876000000</dc:date>
    <meta:print-date>2023-08-27T14:57:00</meta:print-date>
    <meta:editing-cycles>25</meta:editing-cycles>
    <meta:editing-duration>PT1H50M44S</meta:editing-duration>
    <meta:generator>LibreOffice/24.8.7.2$Windows_X86_64 LibreOffice_project/e07d0a63a46349d29051da79b1fde8160bab2a89</meta:generator>
    <meta:document-statistic meta:table-count="0" meta:image-count="0" meta:object-count="0" meta:page-count="9" meta:paragraph-count="109" meta:word-count="1110" meta:character-count="7665" meta:non-whitespace-character-count="6703"/>
  </office:meta>
</office:document-meta>
</file>